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377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Phần cần miêu tả</text:p>
          </table:table-cell>
          <table:table-cell office:value-type="string" calcext:value-type="string">
            <text:p>Câu hỏi</text:p>
          </table:table-cell>
          <table:table-cell office:value-type="string" calcext:value-type="string">
            <text:p>Trả lờ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rong mô tả bài tập lớn trang số 2 ở đề mục …. dòng thứ …</text:p>
            <text:p>trong đề mục có đề cập đến chức năng đăng nhập. </text:p>
            <text:p>Theo tôi hiểu, sau khi đăng nhập lần đầu tiên,</text:p>
            <text:p>các lần đăng nhập sau người dùng chỉ cần nhập password,</text:p>
            <text:p>chương trình sẽ tự động lưu tên đăng nhập của người dùng.</text:p>
            <text:p>Tôi hiêu như vậy có đúng không ?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rong phần mô tả bài tập lớn, không có đề cập đến vấn đề hỗ trợ</text:p>
            <text:p>nhiều ngôn ngữ. Nhưng theo tôi biết, việc sinh viên nước ngoài </text:p>
            <text:p>đang học tập và làm việc ở trường chúng ta gặp khó khăn </text:p>
            <text:p>với vấn đề sử dụng ngôn ngữ tiếng Việt. Vậy nên tôi có thể </text:p>
            <text:p>viết thêm chức năng hỗ trợ nhiều ngôn ngữ. Tôi làm vậy quý khách</text:p>
            <text:p>thấy thế nào? </text:p>
          </table:table-cell>
          <table:table-cell office:value-type="string" calcext:value-type="string">
            <text:p>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u khi quan sát một vài phần mềm tương tự, tôi nhận ra rằng: ở phần </text:p>
            <text:p>mô tả trong bài tập lớn, không có button quay về. Tôi có nên thêm nó </text:p>
            <text:p>vào hay không.</text:p>
            <text:p/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Theo quý khách giao diện phần mềm như thế nào được nhận định là đẹp.</text:p>
            <text:p>Chúng tôi có chuẩn bị sẵn một vài bản mẫu về giao diện. Xin mời quý khách</text:p>
            <text:p>Xem bên phần <text:span text:style-name="T1">“GUI DEMO.pdf</text:span><text:span text:style-name="T1">”, </text:span><text:span text:style-name="T2">nếu có vấn đề gì xin vui lòng ghi vào form bên dưới.</text:span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1:24:43.752001630</meta:creation-date>
    <dc:date>2017-10-19T01:29:09.616992483</dc:date>
    <meta:editing-duration>PT1H58M40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